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9D000014DC0000204D26ED9908.svm"/>
  <manifest:file-entry manifest:media-type="" manifest:full-path="Pictures/200000CF000017380000206685996C71.svm"/>
  <manifest:file-entry manifest:media-type="" manifest:full-path="Pictures/200000CB0000199500003873C6961EB6.svm"/>
  <manifest:file-entry manifest:media-type="" manifest:full-path="Pictures/200000910000127F00001567313A0F7C.svm"/>
  <manifest:file-entry manifest:media-type="" manifest:full-path="Pictures/200000A30000127F0000143ACE054C3B.svm"/>
  <manifest:file-entry manifest:media-type="" manifest:full-path="Pictures/20000095000014DC000018724DAFB4EE.svm"/>
  <manifest:file-entry manifest:media-type="" manifest:full-path="Pictures/2000011D000014DC0000321197B78F80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6.548cm" svg:height="14.45cm" svg:x="8.112cm" svg:y="13.954cm">
          <draw:image xlink:href="Pictures/200000CB0000199500003873C6961EB6.svm" xlink:type="simple" xlink:show="embed" xlink:actuate="onLoad">
            <text:p/>
          </draw:image>
        </draw:frame>
        <draw:frame draw:style-name="gr1" draw:text-style-name="P1" xml:id="id3" draw:id="id3" draw:layer="layout" svg:width="5.339cm" svg:height="6.257cm" svg:x="8.688cm" svg:y="5.792cm">
          <draw:image xlink:href="Pictures/20000095000014DC000018724DAFB4EE.svm" xlink:type="simple" xlink:show="embed" xlink:actuate="onLoad">
            <text:p/>
          </draw:image>
        </draw:frame>
        <draw:frame draw:style-name="gr1" draw:text-style-name="P1" xml:id="id2" draw:id="id2" draw:layer="layout" svg:width="5.339cm" svg:height="12.816cm" svg:x="17.256cm" svg:y="14.762cm">
          <draw:image xlink:href="Pictures/2000011D000014DC0000321197B78F80.svm" xlink:type="simple" xlink:show="embed" xlink:actuate="onLoad">
            <text:p/>
          </draw:image>
        </draw:frame>
        <draw:frame draw:style-name="gr1" draw:text-style-name="P1" xml:id="id6" draw:id="id6" draw:layer="layout" svg:width="5.943cm" svg:height="8.293cm" svg:x="1.461cm" svg:y="24.203cm">
          <draw:image xlink:href="Pictures/200000CF000017380000206685996C71.svm" xlink:type="simple" xlink:show="embed" xlink:actuate="onLoad">
            <text:p/>
          </draw:image>
        </draw:frame>
        <draw:frame draw:style-name="gr1" draw:text-style-name="P1" xml:id="id5" draw:id="id5" draw:layer="layout" svg:width="4.734cm" svg:height="5.478cm" svg:x="17.532cm" svg:y="29.026cm">
          <draw:image xlink:href="Pictures/200000910000127F00001567313A0F7C.svm" xlink:type="simple" xlink:show="embed" xlink:actuate="onLoad">
            <text:p/>
          </draw:image>
        </draw:frame>
        <draw:frame draw:style-name="gr1" draw:text-style-name="P1" xml:id="id4" draw:id="id4" draw:layer="layout" svg:width="4.734cm" svg:height="5.177cm" svg:x="17.602cm" svg:y="6.334cm">
          <draw:image xlink:href="Pictures/200000A30000127F0000143ACE054C3B.svm" xlink:type="simple" xlink:show="embed" xlink:actuate="onLoad">
            <text:p/>
          </draw:image>
        </draw:frame>
        <draw:frame draw:style-name="gr1" draw:text-style-name="P1" xml:id="id7" draw:id="id7" draw:layer="layout" svg:width="5.339cm" svg:height="8.268cm" svg:x="1.762cm" svg:y="14.335cm">
          <draw:image xlink:href="Pictures/2000009D000014DC0000204D26ED9908.svm" xlink:type="simple" xlink:show="embed" xlink:actuate="onLoad">
            <text:p/>
          </draw:image>
        </draw:frame>
        <draw:connector draw:style-name="gr2" draw:text-style-name="P1" draw:layer="layout" svg:x1="14.66cm" svg:y1="21.179cm" svg:x2="17.256cm" svg:y2="21.17cm" draw:start-shape="id1" draw:start-glue-point="1" draw:end-shape="id2" svg:d="M14660 21179h1298v-9h1298">
          <text:p/>
        </draw:connector>
        <draw:connector draw:style-name="gr2" draw:text-style-name="P1" draw:layer="layout" svg:x1="11.386cm" svg:y1="13.954cm" svg:x2="11.357cm" svg:y2="12.049cm" draw:start-shape="id1" draw:start-glue-point="0" draw:end-shape="id3" svg:d="M11386 13954v-952h-29v-953">
          <text:p/>
        </draw:connector>
        <draw:connector draw:style-name="gr2" draw:text-style-name="P1" draw:layer="layout" svg:x1="14.027cm" svg:y1="8.92cm" svg:x2="17.602cm" svg:y2="8.922cm" draw:start-shape="id3" draw:start-glue-point="1" draw:end-shape="id4" svg:d="M14027 8920h1788v2h1787">
          <text:p/>
        </draw:connector>
        <draw:connector draw:style-name="gr2" draw:text-style-name="P1" draw:layer="layout" svg:x1="19.969cm" svg:y1="11.511cm" svg:x2="19.925cm" svg:y2="14.762cm" draw:start-shape="id4" draw:start-glue-point="2" draw:end-shape="id2" draw:end-glue-point="0" svg:d="M19969 11511v1626h-44v1625">
          <text:p/>
        </draw:connector>
        <draw:connector draw:style-name="gr2" draw:text-style-name="P1" draw:layer="layout" svg:x1="19.925cm" svg:y1="27.578cm" svg:x2="19.899cm" svg:y2="29.026cm" draw:start-shape="id2" draw:start-glue-point="2" draw:end-shape="id5" draw:end-glue-point="0" svg:d="M19925 27578v724h-26v724">
          <text:p/>
        </draw:connector>
        <draw:connector draw:style-name="gr2" draw:text-style-name="P1" draw:layer="layout" svg:x1="4.432cm" svg:y1="24.203cm" svg:x2="4.431cm" svg:y2="22.603cm" draw:start-shape="id6" draw:start-glue-point="0" draw:end-shape="id7" draw:end-glue-point="2" svg:d="M4432 24203v-800h-1v-800">
          <text:p/>
        </draw:connector>
        <draw:connector draw:style-name="gr2" draw:text-style-name="P1" draw:layer="layout" svg:x1="4.431cm" svg:y1="14.335cm" svg:x2="8.688cm" svg:y2="8.92cm" draw:start-shape="id7" draw:start-glue-point="0" draw:end-shape="id3" draw:end-glue-point="3" svg:d="M4431 14335v-5415h42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Cooper</meta:initial-creator>
    <meta:creation-date>2016-06-06T10:43:06.28</meta:creation-date>
    <dc:date>2016-06-06T11:15:18.68</dc:date>
    <dc:creator>Timothy Cooper</dc:creator>
    <meta:editing-duration>PT1M27S</meta:editing-duration>
    <meta:editing-cycles>1</meta:editing-cycles>
    <meta:document-statistic meta:object-count="14"/>
    <meta:generator>OpenOffice/4.1.2$Win32 OpenOffice.org_project/412m3$Build-9782</meta:generator>
  </office:meta>
</office:document-meta>
</file>